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6.65in" fo:margin-left="-0.075in" style:page-number="auto" table:align="left" style:writing-mode="lr-tb"/>
    </style:style>
    <style:style style:name="Table1.A" style:family="table-column">
      <style:table-column-properties style:column-width="2.825in"/>
    </style:style>
    <style:style style:name="Table1.B" style:family="table-column">
      <style:table-column-properties style:column-width="0.8125in"/>
    </style:style>
    <style:style style:name="Table1.C" style:family="table-column">
      <style:table-column-properties style:column-width="3.0125in"/>
    </style:style>
    <style:style style:name="Table1.1" style:family="table-row">
      <style:table-row-properties style:min-row-height="0.2431in"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fo:keep-together="auto"/>
    </style:style>
    <style:style style:name="Table1.3" style:family="table-row">
      <style:table-row-properties fo:keep-together="auto"/>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fo:font-size="12pt" style:font-size-asian="12pt" style:font-size-complex="12pt"/>
    </style:style>
    <style:style style:name="P3" style:family="paragraph" style:parent-style-name="Standard">
      <style:paragraph-properties fo:margin-top="0in" fo:margin-bottom="0in" loext:contextual-spacing="false" fo:line-height="100%" style:snap-to-layout-grid="false"/>
      <style:text-properties fo:font-size="12pt" style:font-size-asian="12pt" style:font-size-complex="12pt"/>
    </style:style>
    <style:style style:name="P4" style:family="paragraph" style:parent-style-name="Standard">
      <style:paragraph-properties fo:margin-top="0in" fo:margin-bottom="0in" loext:contextual-spacing="false" fo:line-height="100%" fo:text-align="center" style:justify-single-word="false" style:snap-to-layout-grid="false"/>
      <style:text-properties fo:font-size="14pt" style:font-size-asian="14pt" style:font-size-complex="14pt"/>
    </style:style>
    <style:style style:name="P5" style:family="paragraph" style:parent-style-name="Standard">
      <style:paragraph-properties fo:margin-top="0in" fo:margin-bottom="0in" loext:contextual-spacing="false" fo:line-height="100%"/>
      <style:text-properties fo:font-weight="bold" style:font-weight-asian="bold"/>
    </style:style>
    <style:style style:name="P6" style:family="paragraph" style:parent-style-name="Standard">
      <style:paragraph-properties fo:margin-top="0in" fo:margin-bottom="0in" loext:contextual-spacing="false" fo:line-height="150%"/>
    </style:style>
    <style:style style:name="P7" style:family="paragraph" style:parent-style-name="Standard">
      <style:paragraph-properties fo:margin-top="0in" fo:margin-bottom="0in" loext:contextual-spacing="false" fo:line-height="100%"/>
      <style:text-properties style:font-name="Courier New" style:font-name-complex="Courier New"/>
    </style:style>
    <style:style style:name="P8" style:family="paragraph" style:parent-style-name="Standard">
      <style:paragraph-properties fo:margin-top="0.0835in" fo:margin-bottom="0.0835in"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2083in" fo:margin-bottom="0.139in" loext:contextual-spacing="false" fo:line-height="100%"/>
    </style:style>
    <style:style style:name="P10" style:family="paragraph" style:parent-style-name="Standard">
      <style:paragraph-properties fo:margin-top="0.2083in" fo:margin-bottom="0.139in" loext:contextual-spacing="false" fo:line-height="100%"/>
      <style:text-properties fo:font-weight="bold" style:font-weight-asian="bold"/>
    </style:style>
    <style:style style:name="P11" style:family="paragraph" style:parent-style-name="Standard">
      <style:paragraph-properties fo:margin-top="0.2083in" fo:margin-bottom="0.139in" loext:contextual-spacing="false" fo:line-height="100%"/>
      <style:text-properties style:font-name="Courier New" fo:font-size="10pt" fo:font-weight="bold" style:font-size-asian="10pt" style:font-weight-asian="bold" style:font-name-complex="Courier New" style:font-size-complex="10pt"/>
    </style:style>
    <style:style style:name="P12" style:family="paragraph" style:parent-style-name="Standard">
      <style:paragraph-properties fo:margin-top="0.139in" fo:margin-bottom="0.139in" loext:contextual-spacing="false" fo:line-height="100%"/>
    </style:style>
    <style:style style:name="P13" style:family="paragraph" style:parent-style-name="Standard">
      <style:paragraph-properties fo:margin-top="0.0693in" fo:margin-bottom="0.139in" loext:contextual-spacing="false" fo:line-height="100%"/>
    </style:style>
    <style:style style:name="P14" style:family="paragraph" style:parent-style-name="Standard">
      <style:paragraph-properties fo:margin-top="0.0693in" fo:margin-bottom="0.139in" loext:contextual-spacing="false" fo:line-height="100%"/>
      <style:text-properties fo:font-weight="bold" style:font-weight-asian="bold"/>
    </style:style>
    <style:style style:name="P15" style:family="paragraph" style:parent-style-name="Standard">
      <style:paragraph-properties fo:margin-top="0.2083in" fo:margin-bottom="0in" loext:contextual-spacing="false" fo:line-height="150%"/>
    </style:style>
    <style:style style:name="P16" style:family="paragraph" style:parent-style-name="Standard">
      <style:paragraph-properties fo:margin-top="0in" fo:margin-bottom="0in" loext:contextual-spacing="false" fo:line-height="100%" fo:text-align="end" style:justify-single-word="false"/>
      <style:text-properties fo:font-size="12pt" style:font-size-asian="12pt" style:font-size-complex="12pt"/>
    </style:style>
    <style:style style:name="P17" style:family="paragraph" style:parent-style-name="Standard">
      <style:paragraph-properties fo:margin-top="0in" fo:margin-bottom="0in" loext:contextual-spacing="false" fo:line-height="100%" fo:text-align="center" style:justify-single-word="false"/>
      <style:text-properties fo:font-size="14pt" style:font-size-asian="14pt" style:font-size-complex="14pt"/>
    </style:style>
    <style:style style:name="P18" style:family="paragraph" style:parent-style-name="Standard">
      <style:paragraph-properties fo:margin-top="0in" fo:margin-bottom="0in" loext:contextual-spacing="false" fo:line-height="100%"/>
      <style:text-properties fo:font-weight="bold" style:font-weight-asian="bold"/>
    </style:style>
    <style:style style:name="P19" style:family="paragraph" style:parent-style-name="Standard">
      <style:paragraph-properties fo:margin-top="0in" fo:margin-bottom="0in" loext:contextual-spacing="false" fo:line-height="150%"/>
      <style:text-properties officeooo:paragraph-rsid="001b58b9"/>
    </style:style>
    <style:style style:name="P20" style:family="paragraph" style:parent-style-name="Standard">
      <style:paragraph-properties fo:margin-top="0.2083in" fo:margin-bottom="0in" loext:contextual-spacing="false" fo:line-height="150%"/>
    </style:style>
    <style:style style:name="P21" style:family="paragraph" style:parent-style-name="Standard">
      <style:paragraph-properties fo:margin-top="0.2083in" fo:margin-bottom="0in" loext:contextual-spacing="false" fo:line-height="150%"/>
      <style:text-properties officeooo:rsid="001b58b9" officeooo:paragraph-rsid="001b58b9"/>
    </style:style>
    <style:style style:name="T1" style:family="text">
      <style:text-properties fo:font-weight="bold" style:font-weight-asian="bold"/>
    </style:style>
    <style:style style:name="T2" style:family="text">
      <style:text-properties style:font-name="Courier New" style:font-name-complex="Courier New"/>
    </style:style>
    <style:style style:name="T3" style:family="text">
      <style:text-properties style:font-name="Courier New" fo:font-size="10pt" style:font-size-asian="10pt" style:font-name-complex="Courier New" style:font-size-complex="10pt"/>
    </style:style>
    <style:style style:name="T4" style:family="text">
      <style:text-properties style:font-name="Courier New" fo:font-size="10pt" style:font-name-asian="Courier New" style:font-size-asian="10pt" style:font-name-complex="Courier New" style:font-size-complex="10pt"/>
    </style:style>
    <style:style style:name="T5" style:family="text">
      <style:text-properties officeooo:rsid="001a8a19"/>
    </style:style>
    <style:style style:name="T6" style:family="text">
      <style:text-properties officeooo:rsid="001b58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Starting Out With C++</text:p>
          </table:table-cell>
          <table:table-cell table:style-name="Table1.A1" office:value-type="string">
            <text:p text:style-name="P4"/>
          </table:table-cell>
          <table:table-cell table:style-name="Table1.A1" office:value-type="string">
            <text:p text:style-name="P16">Early Objects 9th ed.</text:p>
          </table:table-cell>
        </table:table-row>
        <table:table-row table:style-name="Table1.2">
          <table:table-cell table:style-name="Table1.A1" office:value-type="string">
            <text:p text:style-name="P3"/>
          </table:table-cell>
          <table:table-cell table:style-name="Table1.A1" office:value-type="string">
            <text:p text:style-name="P17">Lab 6</text:p>
          </table:table-cell>
          <table:table-cell table:style-name="Table1.A1" office:value-type="string">
            <text:p text:style-name="P3"/>
          </table:table-cell>
        </table:table-row>
        <table:table-row table:style-name="Table1.3">
          <table:table-cell table:style-name="Table1.A1" office:value-type="string">
            <text:p text:style-name="P3"/>
          </table:table-cell>
          <table:table-cell table:style-name="Table1.A1" office:value-type="string">
            <text:p text:style-name="P4"/>
          </table:table-cell>
          <table:table-cell table:style-name="Table1.A1" office:value-type="string">
            <text:p text:style-name="P8">Name ____<text:span text:style-name="T6">Benjamin Jenney</text:span>_</text:p>
          </table:table-cell>
        </table:table-row>
      </table:table>
      <text:p text:style-name="P10"/>
      <text:p text:style-name="P5">Lab 6.4 – Using Value and Reference Parameters</text:p>
      <text:p text:style-name="P5"/>
      <text:p text:style-name="P9"><text:span text:style-name="T1">Step 1: <text:s/></text:span>Remove <text:span text:style-name="T2">choice.cpp</text:span> from the project and add the <text:span text:style-name="T2">swapNums.cpp</text:span> program in your <text:span text:style-name="T2">Lab6</text:span> folder to the project. <text:s/>Below is a copy of the source code.</text:p>
      <text:p text:style-name="P1"><text:span text:style-name="T4"><text:s/></text:span><text:span text:style-name="T3">1 // Lab 6 swapNums.cpp -- Using Value and Reference Parameters<text:line-break/> 2 // This program uses a function to swap the values in two variables.<text:line-break/> 3 // PUT YOUR NAME HERE.<text:line-break/> 4 #include &lt;iostream&gt;<text:line-break/> 5 using namespace std;<text:line-break/> 6 <text:line-break/> 7 // Function prototype<text:line-break/> 8 void swapNums(int, int);<text:line-break/> 9 <text:line-break/>10 /***** <text:s text:c="4"/>main <text:s text:c="4"/>*****/<text:line-break/>11 int main()<text:line-break/>12 {<text:line-break/>13 <text:s text:c="3"/>int num1 = 5,<text:line-break/>14 <text:s text:c="7"/>num2 = 7;<text:line-break/>15 <text:s text:c="7"/><text:line-break/>16 <text:s text:c="3"/>// Print the two variable values<text:line-break/>17 <text:s text:c="3"/>cout &lt;&lt; "In main the two numbers are " <text:line-break/>18 <text:s text:c="8"/>&lt;&lt; num1 &lt;&lt; " and " &lt;&lt; num2 &lt;&lt; endl;<text:line-break/>19 <text:s text:c="3"/><text:line-break/>20 <text:s text:c="3"/>// Call a function to swap the values stored <text:line-break/>21 <text:s text:c="3"/>// in the two variables<text:line-break/>22 <text:s text:c="3"/>swapNums(num1, num2);<text:line-break/>23 <text:s text:c="3"/><text:line-break/>24 <text:s text:c="3"/>// Print the same two variable values again<text:line-break/>25 <text:s text:c="3"/>cout &lt;&lt; "Back in main again the two numbers are " <text:line-break/>26 <text:s text:c="8"/>&lt;&lt; num1 &lt;&lt; " and " &lt;&lt; num2 &lt;&lt; endl;<text:line-break/>27 <text:s text:c="16"/><text:line-break/>28 <text:s text:c="3"/>return 0;<text:line-break/>29 }<text:line-break/>30 <text:line-break/>31 /***** <text:s text:c="4"/>swapNums <text:s text:c="4"/>*****/<text:line-break/>32 void swapNums(int a, int b) <text:s text:c="2"/><text:line-break/>33 { <text:s/>// Parameter a receives num1 and parameter b receives num2<text:line-break/>34 <text:s text:c="3"/>// Swap the values that came into parameters a and b<text:line-break/>35 <text:s text:c="3"/>int temp = a;<text:line-break/>36 <text:s text:c="3"/>a = b;<text:line-break/>37 <text:s text:c="3"/>b = temp;<text:line-break/>38 <text:s text:c="3"/><text:line-break/>39 <text:s text:c="3"/>// Print the swapped values<text:line-break/>40 <text:s text:c="3"/>cout &lt;&lt; "In swapNums, after swapping, the two numbers are " <text:line-break/>41 <text:s text:c="8"/>&lt;&lt; a &lt;&lt; " and " &lt;&lt; b &lt;&lt; endl;<text:line-break/>42 }<text:line-break/></text:span></text:p>
      <text:p text:style-name="P12"><text:soft-page-break/><text:span text:style-name="T1">Step 2:</text:span> <text:s/>Read the source code, paying special attention to the <text:span text:style-name="T2">swapNums</text:span> parameters. <text:s/>When the program is run do you think it will correctly swap the two numbers? <text:s/>Compile and run the program to find out.</text:p>
      <text:p text:style-name="P6">Explain what happened. <text:s/>________________<text:span text:style-name="T5">it did what it should and what I thought it would do </text:span>_________________________________________________</text:p>
      <text:p text:style-name="P6">______________________________________________________________________________________</text:p>
      <text:p text:style-name="P6">______________________________________________________________________________________</text:p>
      <text:p text:style-name="P14"/>
      <text:p text:style-name="P13"><text:span text:style-name="T1">Step 3:</text:span> <text:s/>Change the two <text:span text:style-name="T2">swapNums</text:span> parameters to be reference variables. <text:s/>Section 6.13 of your text shows how to do this. You will need to make the change on both the function header and the function prototype. Nothing will need to change in the function call. After making this change, recompile and rerun the program. If you have done this correctly, you should get the following output.</text:p>
      <text:p text:style-name="P7">In main the two numbers are 5 and 7</text:p>
      <text:p text:style-name="P7">In swapNums, after swapping, the two numbers are 7 and 5</text:p>
      <text:p text:style-name="P7">Back in main again the two numbers are 7 and 5</text:p>
      <text:p text:style-name="P15">Explain what happened this time. <text:s/></text:p>
      <text:p text:style-name="P21">By referencing both num1 and num2 they retain the values given to their aliases inside the function. </text:p>
      <text:p text:style-name="P15"/>
      <text:p text:style-name="P19"><text:span text:style-name="T5">by referencing the variables being passed we effect the same memory space owned by those variables, essentially the variable itself has been changed.</text:span>_________________________________________</text:p>
      <text:p text:style-name="Standard">______________________________________________________________________________________</text:p>
      <text:p text:style-name="Standard">You do not need to hand in the source code or output from this lab exercis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paragraph-properties fo:margin-top="0in" fo:margin-bottom="0in" loext:contextual-spacing="false" fo:line-height="100%"/>
      <style:text-properties style:font-name="Consolas" fo:font-family="Consolas" style:font-family-generic="modern"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Plain_20_Text_20_Char" style:display-name="Plain Text Char"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126in" fo:margin-bottom="0.6874in" fo:margin-left="1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Judy C. Walters</meta:initial-creator>
    <meta:creation-date>2007-08-19T23:36:00</meta:creation-date>
    <dc:date>2018-11-08T13:09:59.541560205</dc:date>
    <meta:editing-cycles>47</meta:editing-cycles>
    <meta:editing-duration>PT5H43M13S</meta:editing-duration>
    <meta:generator>LibreOffice/6.0.6.2$Linux_X86_64 LibreOffice_project/00m0$Build-2</meta:generator>
    <meta:document-statistic meta:table-count="1" meta:image-count="0" meta:object-count="0" meta:page-count="2" meta:paragraph-count="20" meta:word-count="495" meta:character-count="3016" meta:non-whitespace-character-count="2379"/>
  </office:meta>
</office:document-meta>
</file>